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 draw:fill-color="#dddddd"/>
      <style:text-properties fo:font-size="11pt" style:font-size-asian="11pt" style:font-size-complex="11pt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Text_20_body">
      <style:paragraph-properties fo:margin-top="0.146cm" fo:margin-bottom="0.111cm" style:contextual-spacing="false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gr1" style:family="graphic">
      <style:graphic-properties draw:stroke="dash" draw:stroke-dash="Dash" svg:stroke-linecap="butt" draw:fill="solid" draw:fill-color="#dddddd" fo:min-height="6.6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linecap="butt" draw:fill="solid" draw:fill-color="#dddddd" fo:min-height="0.44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4</text:p>
      <text:h text:style-name="Heading_20_2" text:outline-level="2">Aim: Multi-threading and Fibonacci Generation</text:h>
      <text:h text:style-name="P1" text:outline-level="3">4.1: Implement multi-threading to generate and print Fibonacci sequences</text:h>
      <text:p text:style-name="P2">import threading</text:p>
      <text:p text:style-name="P2"/>
      <text:p text:style-name="P2">def fibonacci(n, name):</text:p>
      <text:p text:style-name="P2">    a, b = 0, 1</text:p>
      <text:p text:style-name="P2">    print(f"{name} generating {n} Fibonacci numbers:")</text:p>
      <text:p text:style-name="P2">    for i in range(n):</text:p>
      <text:p text:style-name="P2">        print(f"{name}: {a}")</text:p>
      <text:p text:style-name="P2">        a, b = b, a + b</text:p>
      <text:p text:style-name="P2"/>
      <text:p text:style-name="P2"># Create threads for two Fibonacci sequences</text:p>
      <text:p text:style-name="P2">thread1 = threading.Thread(target=fibonacci, args=(5, "Thread-1"))</text:p>
      <text:p text:style-name="P2">thread2 = threading.Thread(target=fibonacci, args=(7, "Thread-2"))</text:p>
      <text:p text:style-name="P2"/>
      <text:p text:style-name="P2">thread1.start()</text:p>
      <text:p text:style-name="P2">thread2.start()</text:p>
      <text:p text:style-name="P2"/>
      <text:p text:style-name="P2">thread1.join()</text:p>
      <text:p text:style-name="P2">thread2.join()</text:p>
      <text:p text:style-name="P2"/>
      <text:p text:style-name="P2">print("All Fibonacci threads finished.")</text:p>
      <text:p text:style-name="P2"><draw:frame text:anchor-type="paragraph" draw:z-index="0" draw:name="Text Frame 1" draw:style-name="gr1" draw:text-style-name="P4" svg:width="13.151cm" svg:height="6.696cm" svg:x="0.113cm" svg:y="0.139cm"><draw:text-box><text:p text:style-name="P3"><text:span text:style-name="T1">Thread-1 generating 5 Fibonacci numbers:</text:span></text:p><text:p text:style-name="P3"><text:span text:style-name="T1">Thread-1: 0</text:span></text:p><text:p text:style-name="P3"><text:span text:style-name="T1">Thread-1: 1</text:span></text:p><text:p text:style-name="P3"><text:span text:style-name="T1">Thread-2 generating 7 Fibonacci numbers:</text:span></text:p><text:p text:style-name="P3"><text:span text:style-name="T1">Thread-1: 1</text:span></text:p><text:p text:style-name="P3"><text:span text:style-name="T1">Thread-2: 0</text:span></text:p><text:p text:style-name="P3"><text:span text:style-name="T1">Thread-1: 2</text:span></text:p><text:p text:style-name="P3"><text:span text:style-name="T1">Thread-2: 1</text:span></text:p><text:p text:style-name="P3"><text:span text:style-name="T1">Thread-1: 3</text:span></text:p><text:p text:style-name="P3"><text:span text:style-name="T1">Thread-2: 1</text:span></text:p><text:p text:style-name="P3"><text:span text:style-name="T1">Thread-2: 2</text:span></text:p><text:p text:style-name="P3"><text:span text:style-name="T1">Thread-2: 3</text:span></text:p><text:p text:style-name="P3"><text:span text:style-name="T1">Thread-2: 5</text:span></text:p><text:p text:style-name="P3"><text:span text:style-name="T1">Thread-2: 8</text:span></text:p><text:p text:style-name="P3"><text:span text:style-name="T1">All Fibonacci threads finished.</text:span></text:p></draw:text-box></draw:frame></text:p>
      <text:p text:style-name="P5"/>
      <text:p text:style-name="P6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 text:is-list-header="true">4.2: Thread safety and synchronization when accessing shared variables</text:h>
      <text:p text:style-name="P2">import threading</text:p>
      <text:p text:style-name="P2"/>
      <text:p text:style-name="P2">lock = threading.Lock()</text:p>
      <text:p text:style-name="P2">sharedSum = 0</text:p>
      <text:p text:style-name="P2"/>
      <text:p text:style-name="P2">def addFibonacciSum(n):</text:p>
      <text:p text:style-name="P2">    global sharedSum</text:p>
      <text:p text:style-name="P2">    a, b = 0, 1</text:p>
      <text:p text:style-name="P2">    for _ in range(n):</text:p>
      <text:p text:style-name="P2">        with lock:  # Ensure only one thread updates at a time</text:p>
      <text:p text:style-name="P2">            sharedSum += a</text:p>
      <text:p text:style-name="P2"><text:soft-page-break/>        a, b = b, a + b</text:p>
      <text:p text:style-name="P2"/>
      <text:p text:style-name="P2">threads = []</text:p>
      <text:p text:style-name="P2"/>
      <text:p text:style-name="P2"># Create and start 3 threads</text:p>
      <text:p text:style-name="P2">for i in range(3):</text:p>
      <text:p text:style-name="P2">    t = threading.Thread(target=addFibonacciSum, args=(5,))</text:p>
      <text:p text:style-name="P2">    threads.append(t)</text:p>
      <text:p text:style-name="P2">    t.start()</text:p>
      <text:p text:style-name="P2"/>
      <text:p text:style-name="P2"># Wait for all threads to finish</text:p>
      <text:p text:style-name="P2">for t in threads:</text:p>
      <text:p text:style-name="P2">    t.join()</text:p>
      <text:p text:style-name="P2"/>
      <text:p text:style-name="P2">print("Total sum of Fibonacci numbers (shared):", sharedSum)</text:p>
      <text:p text:style-name="P5"><draw:frame text:anchor-type="paragraph" draw:z-index="1" draw:name="Text Frame 2" draw:style-name="gr2" draw:text-style-name="P4" svg:width="13.151cm" svg:height="0.449cm" svg:x="0.113cm" svg:y="0.139cm"><draw:text-box><text:p text:style-name="P3"><text:span text:style-name="T1">Total sum of Fibonacci numbers (shared): 21</text:span></text:p></draw:text-box></draw:frame></text:p>
      <text:h text:style-name="P1" text:outline-level="3" text:is-list-header="true">4.3: Thread pooling and task delegation using ThreadPool Executor</text:h>
      <text:p text:style-name="P2">from concurrent.futures import ThreadPoolExecutor</text:p>
      <text:p text:style-name="P2"/>
      <text:p text:style-name="P2">def fibonacciList(n):</text:p>
      <text:p text:style-name="P2">    seq = []</text:p>
      <text:p text:style-name="P2">    a, b = 0, 1</text:p>
      <text:p text:style-name="P2">    for _ in range(n):</text:p>
      <text:p text:style-name="P2">        seq.append(a)</text:p>
      <text:p text:style-name="P2">        a, b = b, a + b</text:p>
      <text:p text:style-name="P2">    return seq</text:p>
      <text:p text:style-name="P2"/>
      <text:p text:style-name="P2"># Thread pool with 3 workers</text:p>
      <text:p text:style-name="P2">with ThreadPoolExecutor(max_workers=3) as executor:</text:p>
      <text:p text:style-name="P2">    results = list(executor.map(fibonacciList, [5, 7, 10]))</text:p>
      <text:p text:style-name="P2"/>
      <text:p text:style-name="P2"># Display results</text:p>
      <text:p text:style-name="P2">for i, seq in enumerate(results, 1):</text:p>
      <text:p text:style-name="P2">    print(f"Task {i} result: {seq}")</text:p>
      <text:p text:style-name="P5"><draw:frame text:anchor-type="paragraph" draw:z-index="2" draw:name="Text Frame 3" draw:style-name="gr2" draw:text-style-name="P4" svg:width="13.151cm" svg:height="1.341cm" svg:x="0.113cm" svg:y="0.139cm"><draw:text-box><text:p text:style-name="P3"><text:span text:style-name="T1">Task 1 result: [0, 1, 1, 2, 3]</text:span></text:p><text:p text:style-name="P3"><text:span text:style-name="T1">Task 2 result: [0, 1, 1, 2, 3, 5, 8]</text:span></text:p><text:p text:style-name="P3"><text:span text:style-name="T1">Task 3 result: [0, 1, 1, 2, 3, 5, 8, 13, 21, 34]</text:span></text:p></draw:text-box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0:46:32.103465000</meta:creation-date>
    <dc:date>2025-09-20T10:56:24.528028400</dc:date>
    <meta:editing-duration>PT9M52S</meta:editing-duration>
    <meta:editing-cycles>1</meta:editing-cycles>
    <meta:document-statistic meta:table-count="0" meta:image-count="0" meta:object-count="0" meta:page-count="2" meta:paragraph-count="54" meta:word-count="225" meta:character-count="1641" meta:non-whitespace-character-count="1345"/>
    <meta:generator>LibreOffice/25.8.1.1$Windows_X86_64 LibreOffice_project/54047653041915e595ad4e45cccea684809c77b5</meta:generator>
  </office:meta>
</office:document-meta>
</file>